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egoe UI 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565cm" fo:margin-left="-0.27cm" table:align="left"/>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953cm"/>
    </style:style>
    <style:style style:name="Table1.A1" style:family="table-cell">
      <style:table-cell-properties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Heading">
      <style:paragraph-properties fo:margin-top="0cm" fo:margin-bottom="0.706cm" loext:contextual-spacing="false"/>
      <style:text-properties fo:font-size="20pt" style:font-size-asian="20pt"/>
    </style:style>
    <style:style style:name="P4" style:family="paragraph" style:parent-style-name="Title">
      <style:paragraph-properties fo:text-align="end" style:justify-single-word="false"/>
    </style:style>
    <style:style style:name="P5" style:family="paragraph" style:parent-style-name="Contents_20_1">
      <style:paragraph-properties>
        <style:tab-stops>
          <style:tab-stop style:position="0.635cm" style:type="right"/>
          <style:tab-stop style:position="16.51cm" style:type="right" style:leader-style="dotted" style:leader-text="."/>
        </style:tab-stops>
      </style:paragraph-properties>
    </style:style>
    <style:style style:name="P6" style:family="paragraph" style:parent-style-name="Contents_20_2">
      <style:paragraph-properties>
        <style:tab-stops>
          <style:tab-stop style:position="1.27cm" style:type="right"/>
          <style:tab-stop style:position="16.51cm" style:type="right" style:leader-style="dotted" style:leader-text="."/>
        </style:tab-stops>
      </style:paragraph-properties>
    </style:style>
    <style:style style:name="P7" style:family="paragraph" style:parent-style-name="Standard">
      <style:paragraph-properties fo:margin-top="0.071cm" fo:margin-bottom="0.071cm" loext:contextual-spacing="false"/>
      <style:text-properties fo:font-weight="bold" style:font-weight-asian="bold"/>
    </style:style>
    <style:style style:name="P8" style:family="paragraph" style:parent-style-name="Standard">
      <style:paragraph-properties fo:margin-top="0.071cm" fo:margin-bottom="0.071cm" loext:contextual-spacing="false" style:snap-to-layout-grid="false"/>
      <style:text-properties fo:font-weight="bold" style:font-weight-asian="bold"/>
    </style:style>
    <style:style style:name="P9" style:family="paragraph" style:parent-style-name="Standard">
      <style:paragraph-properties fo:margin-top="0.071cm" fo:margin-bottom="0.071cm" loext:contextual-spacing="false" style:snap-to-layout-grid="false"/>
    </style:style>
    <style:style style:name="P10" style:family="paragraph" style:parent-style-name="Standard">
      <style:text-properties fo:font-weight="bold" style:font-weight-asian="bold"/>
    </style:style>
    <style:style style:name="P11" style:family="paragraph" style:parent-style-name="Standard">
      <style:text-properties style:font-name-asian="Times"/>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tab-stop style:position="1.27cm"/>
        </style:tab-stops>
      </style:paragraph-properties>
      <style:text-properties fo:font-size="13pt" fo:font-weight="bold" style:font-size-asian="13pt" style:font-weight-asian="bold" style:font-size-complex="13pt" style:font-weight-complex="bold"/>
    </style:style>
    <style:style style:name="P14" style:family="paragraph" style:parent-style-name="Standard">
      <style:text-properties officeooo:paragraph-rsid="000235a7"/>
    </style:style>
    <style:style style:name="P15" style:family="paragraph" style:parent-style-name="Standard">
      <style:paragraph-properties fo:margin-left="1.27cm" fo:margin-right="0cm" fo:text-indent="0cm" style:auto-text-indent="false">
        <style:tab-stops/>
      </style:paragraph-properties>
    </style:style>
    <style:style style:name="P16" style:family="paragraph" style:parent-style-name="Standard">
      <style:paragraph-properties fo:margin-left="1.27cm" fo:margin-right="0cm" fo:text-indent="0cm" style:auto-text-indent="false">
        <style:tab-stops/>
      </style:paragraph-properties>
      <style:text-properties style:font-name="Times New Roman" style:font-name-complex="Times New Roman" style:font-size-complex="12pt"/>
    </style:style>
    <style:style style:name="P17" style:family="paragraph" style:parent-style-name="Standard">
      <style:paragraph-properties fo:margin-left="1.27cm" fo:margin-right="0cm" fo:text-indent="0cm" style:auto-text-indent="false">
        <style:tab-stops/>
      </style:paragraph-properties>
      <style:text-properties style:font-name="Times New Roman" style:font-name-complex="Times New Roman"/>
    </style:style>
    <style:style style:name="P18" style:family="paragraph" style:parent-style-name="Standard">
      <style:paragraph-properties fo:margin-left="1.27cm" fo:margin-right="0cm" fo:text-align="justify" style:justify-single-word="false" fo:text-indent="0cm" style:auto-text-indent="false">
        <style:tab-stops/>
      </style:paragraph-properties>
    </style:style>
    <style:style style:name="P19" style:family="paragraph" style:parent-style-name="template">
      <style:paragraph-properties fo:margin-left="1.27cm" fo:margin-right="0cm" fo:text-indent="0cm" style:auto-text-indent="false">
        <style:tab-stops/>
      </style:paragraph-properties>
      <style:text-properties style:font-name="Times New Roman" fo:font-size="12pt" fo:font-style="normal" style:font-size-asian="12pt" style:font-style-asian="normal" style:font-name-complex="Times New Roman" style:font-size-complex="12pt"/>
    </style:style>
    <style:style style:name="P20" style:family="paragraph" style:parent-style-name="Standard">
      <style:paragraph-properties fo:margin-left="0cm" fo:margin-right="0cm" fo:text-indent="1.27cm" style:auto-text-indent="false"/>
    </style:style>
    <style:style style:name="P21" style:family="paragraph" style:parent-style-name="template">
      <style:paragraph-properties fo:margin-left="0cm" fo:margin-right="0cm" fo:text-indent="1.27cm" style:auto-text-indent="false"/>
    </style:style>
    <style:style style:name="P22" style:family="paragraph" style:parent-style-name="template">
      <style:paragraph-properties fo:margin-left="0cm" fo:margin-right="0cm" fo:text-indent="1.27cm" style:auto-text-indent="false"/>
      <style:text-properties style:font-name="Times New Roman" fo:font-size="12pt" fo:font-style="normal" style:font-size-asian="12pt" style:font-style-asian="normal" style:font-name-complex="Times New Roman" style:font-size-complex="12pt"/>
    </style:style>
    <style:style style:name="P23" style:family="paragraph" style:parent-style-name="Standard">
      <style:paragraph-properties fo:margin-left="2.54cm" fo:margin-right="0cm" fo:text-indent="0cm" style:auto-text-indent="false">
        <style:tab-stops/>
      </style:paragraph-properties>
    </style:style>
    <style:style style:name="P24" style:family="paragraph" style:parent-style-name="Standard">
      <style:paragraph-properties fo:margin-left="2.54cm" fo:margin-right="0cm" fo:text-indent="0cm" style:auto-text-indent="false">
        <style:tab-stops/>
      </style:paragraph-properties>
      <style:text-properties style:font-name-asian="Times"/>
    </style:style>
    <style:style style:name="P25" style:family="paragraph" style:parent-style-name="Standard">
      <style:paragraph-properties fo:margin-left="0.635cm" fo:margin-right="0cm" fo:text-indent="0cm" style:auto-text-indent="false">
        <style:tab-stops/>
      </style:paragraph-properties>
    </style:style>
    <style:style style:name="P26" style:family="paragraph" style:parent-style-name="Standard">
      <style:paragraph-properties fo:margin-left="0.635cm" fo:margin-right="0cm" fo:text-align="justify" style:justify-single-word="false" fo:text-indent="0cm" style:auto-text-indent="false">
        <style:tab-stops/>
      </style:paragraph-properties>
    </style:style>
    <style:style style:name="P27" style:family="paragraph" style:parent-style-name="Standard">
      <style:paragraph-properties fo:margin-left="2.54cm" fo:margin-right="0cm" fo:text-indent="1.27cm" style:auto-text-indent="false">
        <style:tab-stops/>
      </style:paragraph-properties>
    </style:style>
    <style:style style:name="P28" style:family="paragraph" style:parent-style-name="List_20_Paragraph">
      <style:paragraph-properties fo:text-align="justify" style:justify-single-word="false"/>
    </style:style>
    <style:style style:name="P29" style:family="paragraph" style:parent-style-name="List_20_Paragraph">
      <style:paragraph-properties fo:margin-left="0cm" fo:margin-right="0cm" fo:text-align="justify" style:justify-single-word="false" fo:text-indent="0cm" style:auto-text-indent="false">
        <style:tab-stops>
          <style:tab-stop style:position="1.27cm"/>
        </style:tab-stops>
      </style:paragraph-properties>
    </style:style>
    <style:style style:name="P30" style:family="paragraph" style:parent-style-name="Standard" style:master-page-name="">
      <loext:graphic-properties draw:fill="none"/>
      <style:paragraph-properties fo:margin-left="0cm" fo:margin-right="0cm" fo:line-height="0.423cm" fo:orphans="2" fo:widows="2" fo:hyphenation-ladder-count="no-limit" fo:text-indent="0cm" style:auto-text-indent="false" style:page-number="auto" fo:background-color="transparent"/>
      <style:text-properties officeooo:paragraph-rsid="000235a7" fo:hyphenate="false"/>
    </style:style>
    <style:style style:name="P31" style:family="paragraph" style:parent-style-name="Standard" style:master-page-name="">
      <loext:graphic-properties draw:fill="none"/>
      <style:paragraph-properties fo:margin-left="0cm" fo:margin-right="0cm" fo:line-height="0.423cm" fo:orphans="2" fo:widows="2" fo:hyphenation-ladder-count="no-limit" fo:text-indent="0cm" style:auto-text-indent="false" style:page-number="auto" fo:background-color="transparent"/>
      <style:text-properties officeooo:rsid="000235a7" officeooo:paragraph-rsid="000235a7" fo:hyphenate="false"/>
    </style:style>
    <style:style style:name="P32" style:family="paragraph" style:parent-style-name="Standard">
      <loext:graphic-properties draw:fill="none"/>
      <style:paragraph-properties fo:margin-left="0cm" fo:margin-right="0cm" fo:line-height="0.423cm" fo:orphans="2" fo:widows="2" fo:hyphenation-ladder-count="no-limit" fo:text-indent="0cm" style:auto-text-indent="false" fo:background-color="transparent"/>
      <style:text-properties officeooo:paragraph-rsid="000235a7" fo:hyphenate="false"/>
    </style:style>
    <style:style style:name="P33" style:family="paragraph" style:parent-style-name="Standard">
      <style:paragraph-properties fo:margin-left="0cm" fo:margin-right="0cm" fo:text-indent="0cm" style:auto-text-indent="false">
        <style:tab-stops/>
      </style:paragraph-properties>
    </style:style>
    <style:style style:name="P34" style:family="paragraph" style:parent-style-name="Standard" style:list-style-name="WW8Num15"/>
    <style:style style:name="P35" style:family="paragraph" style:parent-style-name="Standard" style:list-style-name="WW8Num15">
      <style:text-properties officeooo:paragraph-rsid="0002c874"/>
    </style:style>
    <style:style style:name="P36" style:family="paragraph" style:parent-style-name="Standard" style:list-style-name="WW8Num15">
      <style:text-properties officeooo:rsid="0002c874" officeooo:paragraph-rsid="0002c874"/>
    </style:style>
    <style:style style:name="P37" style:family="paragraph" style:parent-style-name="Standard" style:list-style-name="WW8Num5">
      <style:paragraph-properties fo:text-align="justify" style:justify-single-word="false"/>
    </style:style>
    <style:style style:name="P38" style:family="paragraph" style:parent-style-name="Standard" style:list-style-name="WW8Num6">
      <style:paragraph-properties fo:text-align="justify" style:justify-single-word="false">
        <style:tab-stops>
          <style:tab-stop style:position="0cm"/>
        </style:tab-stops>
      </style:paragraph-properties>
    </style:style>
    <style:style style:name="P39" style:family="paragraph" style:parent-style-name="Standard" style:list-style-name="WW8Num7">
      <style:paragraph-properties fo:text-align="justify" style:justify-single-word="false">
        <style:tab-stops>
          <style:tab-stop style:position="0cm"/>
        </style:tab-stops>
      </style:paragraph-properties>
    </style:style>
    <style:style style:name="P40" style:family="paragraph" style:parent-style-name="Standard" style:list-style-name="WW8Num8">
      <style:paragraph-properties fo:text-align="justify" style:justify-single-word="false">
        <style:tab-stops>
          <style:tab-stop style:position="0cm"/>
        </style:tab-stops>
      </style:paragraph-properties>
    </style:style>
    <style:style style:name="P41" style:family="paragraph" style:parent-style-name="Standard" style:list-style-name="WW8Num9">
      <style:paragraph-properties fo:text-align="justify" style:justify-single-word="false">
        <style:tab-stops>
          <style:tab-stop style:position="0cm"/>
        </style:tab-stops>
      </style:paragraph-properties>
    </style:style>
    <style:style style:name="P42" style:family="paragraph" style:parent-style-name="Standard" style:list-style-name="WW8Num14">
      <style:paragraph-properties fo:text-align="justify" style:justify-single-word="false">
        <style:tab-stops>
          <style:tab-stop style:position="0cm"/>
        </style:tab-stops>
      </style:paragraph-properties>
    </style:style>
    <style:style style:name="P43" style:family="paragraph" style:parent-style-name="Heading_20_1">
      <style:text-properties officeooo:paragraph-rsid="00016756"/>
    </style:style>
    <style:style style:name="P44" style:family="paragraph" style:parent-style-name="Heading_20_2" style:list-style-name="WW8Num2"/>
    <style:style style:name="P45" style:family="paragraph" style:parent-style-name="Heading_20_3" style:list-style-name="WW8Num5"/>
    <style:style style:name="P46" style:family="paragraph" style:parent-style-name="Heading_20_9" style:list-style-name="" style:master-page-name="MP2">
      <style:paragraph-properties style:page-number="1" fo:break-before="page"/>
    </style:style>
    <style:style style:name="P47" style:family="paragraph" style:parent-style-name="TOCEntry" style:master-page-name="MP1">
      <style:paragraph-properties style:page-number="auto" fo:break-before="page"/>
    </style:style>
    <style:style style:name="P48" style:family="paragraph" style:parent-style-name="template">
      <style:paragraph-properties fo:margin-left="0cm" fo:margin-right="0cm" fo:text-indent="1.27cm" style:auto-text-indent="false"/>
      <style:text-properties style:font-name="Times New Roman" fo:font-size="12pt" fo:font-style="normal" style:font-size-asian="12pt" style:font-style-asian="normal" style:font-name-complex="Times New Roman" style:font-size-complex="12pt"/>
    </style:style>
    <style:style style:name="P49" style:family="paragraph" style:parent-style-name="line" style:master-page-name="MP0">
      <style:paragraph-properties style:page-number="1" fo:break-before="page"/>
    </style:style>
    <style:style style:name="P50" style:family="paragraph" style:parent-style-name="List_20_Paragraph" style:list-style-name="WW8Num3">
      <style:paragraph-properties fo:text-align="justify" style:justify-single-word="false">
        <style:tab-stops>
          <style:tab-stop style:position="1.27cm"/>
        </style:tab-stops>
      </style:paragraph-properties>
    </style:style>
    <style:style style:name="P51" style:family="paragraph" style:parent-style-name="List_20_Paragraph" style:list-style-name="WW8Num17">
      <style:paragraph-properties fo:text-align="justify" style:justify-single-word="false">
        <style:tab-stops>
          <style:tab-stop style:position="1.27cm"/>
        </style:tab-stops>
      </style:paragraph-properties>
    </style:style>
    <style:style style:name="P52" style:family="paragraph" style:parent-style-name="List_20_Paragraph" style:list-style-name="WW8Num16">
      <style:paragraph-properties fo:text-align="justify" style:justify-single-word="false">
        <style:tab-stops>
          <style:tab-stop style:position="1.27cm"/>
        </style:tab-stops>
      </style:paragraph-properties>
    </style:style>
    <style:style style:name="P53" style:family="paragraph" style:parent-style-name="List_20_Paragraph" style:list-style-name="WW8Num19">
      <style:paragraph-properties fo:text-align="justify" style:justify-single-word="false">
        <style:tab-stops>
          <style:tab-stop style:position="1.27cm"/>
        </style:tab-stops>
      </style:paragraph-properties>
    </style:style>
    <style:style style:name="P54" style:family="paragraph" style:parent-style-name="List_20_Paragraph" style:list-style-name="WW8Num17">
      <style:paragraph-properties>
        <style:tab-stops>
          <style:tab-stop style:position="1.27cm"/>
        </style:tab-stops>
      </style:paragraph-properties>
    </style:style>
    <style:style style:name="T1" style:family="text">
      <style:text-properties fo:language="en" fo:country="IN"/>
    </style:style>
    <style:style style:name="T2" style:family="text">
      <style:text-properties style:language-asian="en" style:country-asian="US"/>
    </style:style>
    <style:style style:name="T3" style:family="text">
      <style:text-properties style:font-name-asian="Times"/>
    </style:style>
    <style:style style:name="T4" style:family="text">
      <style:text-properties style:font-name-asian="Times" style:font-weight-complex="bold"/>
    </style:style>
    <style:style style:name="T5" style:family="text">
      <style:text-properties officeooo:rsid="00005d4a" style:font-name-asian="Times"/>
    </style:style>
    <style:style style:name="T6" style:family="text">
      <style:text-properties style:font-name="Times New Roman" fo:font-size="12pt" fo:font-style="normal" style:font-size-asian="12pt" style:font-style-asian="normal" style:font-name-complex="Times New Roman" style:font-size-complex="12pt"/>
    </style:style>
    <style:style style:name="T7" style:family="text">
      <style:text-properties fo:font-weight="bold" style:font-weight-asian="bold"/>
    </style:style>
    <style:style style:name="T8" style:family="text">
      <style:text-properties fo:font-weight="bold" officeooo:rsid="00005d4a" style:font-weight-asian="bold"/>
    </style:style>
    <style:style style:name="T9" style:family="text">
      <style:text-properties fo:font-weight="bold" officeooo:rsid="000146c7" style:font-weight-asian="bold"/>
    </style:style>
    <style:style style:name="T10" style:family="text">
      <style:text-properties fo:font-weight="bold" officeooo:rsid="00016756" style:font-weight-asian="bold"/>
    </style:style>
    <style:style style:name="T11" style:family="text">
      <style:text-properties fo:font-weight="bold" officeooo:rsid="000235a7" style:font-weight-asian="bold"/>
    </style:style>
    <style:style style:name="T12" style:family="text">
      <style:text-properties fo:font-size="12pt" style:font-size-asian="12pt" style:font-size-complex="12pt"/>
    </style:style>
    <style:style style:name="T13" style:family="text">
      <style:text-properties fo:font-weight="normal" style:font-weight-asian="normal" style:font-size-complex="12pt"/>
    </style:style>
    <style:style style:name="T14" style:family="text">
      <style:text-properties style:font-size-complex="12pt"/>
    </style:style>
    <style:style style:name="T15" style:family="text">
      <style:text-properties style:font-weight-complex="bold"/>
    </style:style>
    <style:style style:name="T16" style:family="text">
      <style:text-properties officeooo:rsid="00005d4a"/>
    </style:style>
    <style:style style:name="T17" style:family="text">
      <style:text-properties officeooo:rsid="000146c7"/>
    </style:style>
    <style:style style:name="T18" style:family="text">
      <style:text-properties officeooo:rsid="00016756"/>
    </style:style>
    <style:style style:name="T19" style:family="text">
      <style:text-properties officeooo:rsid="000235a7"/>
    </style:style>
    <style:style style:name="T20" style:family="text">
      <style:text-properties officeooo:rsid="0002c874"/>
    </style:style>
    <style:style style:name="T21" style:family="text">
      <style:text-properties officeooo:rsid="00064d3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Heading">Software Requirement<text:span text:style-name="T16">s</text:span> Specification</text:p>
      <text:p text:style-name="P3">for</text:p>
      <text:p text:style-name="Heading">Online term-work submission and assessment labs</text:p>
      <text:p text:style-name="ByLine">Version 1.0 approved</text:p>
      <text:p text:style-name="ByLine"><text:span text:style-name="Strong_20_Emphasis">Prepared by</text:span></text:p>
      <text:p text:style-name="P4">Rokad Chintan(CE106)</text:p>
      <text:p text:style-name="P4">Sangani Nemish(CE108)</text:p>
      <text:p text:style-name="Standard"/>
      <text:p text:style-name="Standard"/>
      <text:p text:style-name="ByLine"><text:span text:style-name="Default_20_Paragraph_20_Font"><text:span text:style-name="T1"><text:s/></text:span></text:span>DDU</text:p>
      <text:p text:style-name="ByLine">19 - december - 2018</text:p>
      <text:p text:style-name="P47"><text:bookmark-start text:name="__RefHeading___Toc441230970"/>Table of Contents<text:bookmark-end text:name="__RefHeading___Toc441230970"/></text:p>
      <text:table-of-content text:style-name="Sect1" text:name="_TOC0">
        <text:table-of-content-source text:outline-level="1" text:use-index-marks="false" text:use-index-source-styles="tru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Table of Contents<text:tab/><text:a xlink:type="simple" xlink:href="#__RefHeading___Toc441230970" office:target-frame-name="_top" xlink:show="replace" text:style-name="Internet_20_link" text:visited-style-name="Visited_20_Internet_20_Link"><text:span text:style-name="Index_20_Link">ii</text:span></text:a></text:p>
          <text:p text:style-name="P5">Revision History<text:tab/><text:a xlink:type="simple" xlink:href="#__RefHeading___Toc441230971" office:target-frame-name="_top" xlink:show="replace" text:style-name="Internet_20_link" text:visited-style-name="Visited_20_Internet_20_Link"><text:span text:style-name="Index_20_Link">ii</text:span></text:a></text:p>
          <text:p text:style-name="P5">1.<text:tab/>Introduction<text:tab/><text:a xlink:type="simple" xlink:href="#__RefHeading___Toc441230972" office:target-frame-name="_top" xlink:show="replace" text:style-name="Internet_20_link" text:visited-style-name="Visited_20_Internet_20_Link"><text:span text:style-name="Index_20_Link">1</text:span></text:a></text:p>
          <text:p text:style-name="P6"><text:span text:style-name="Default_20_Paragraph_20_Font"><text:span text:style-name="T2">1.1<text:tab/>Purpose<text:tab/></text:span></text:span><text:a xlink:type="simple" xlink:href="#__RefHeading___Toc441230973" office:target-frame-name="_top" xlink:show="replace" text:style-name="Internet_20_link" text:visited-style-name="Visited_20_Internet_20_Link"><text:span text:style-name="Index_20_Link"><text:span text:style-name="T2">1</text:span></text:span></text:a></text:p>
          <text:p text:style-name="P6"><text:span text:style-name="Default_20_Paragraph_20_Font"><text:span text:style-name="T2">1.2<text:tab/>Document Conventions<text:tab/></text:span></text:span><text:a xlink:type="simple" xlink:href="#__RefHeading___Toc441230974" office:target-frame-name="_top" xlink:show="replace" text:style-name="Internet_20_link" text:visited-style-name="Visited_20_Internet_20_Link"><text:span text:style-name="Index_20_Link"><text:span text:style-name="T2">1</text:span></text:span></text:a></text:p>
          <text:p text:style-name="P6"><text:span text:style-name="Default_20_Paragraph_20_Font"><text:span text:style-name="T2">1.3<text:tab/>Intended Audience and Reading Suggestions<text:tab/></text:span></text:span><text:a xlink:type="simple" xlink:href="#__RefHeading___Toc441230975" office:target-frame-name="_top" xlink:show="replace" text:style-name="Internet_20_link" text:visited-style-name="Visited_20_Internet_20_Link"><text:span text:style-name="Index_20_Link"><text:span text:style-name="T2">1</text:span></text:span></text:a></text:p>
          <text:p text:style-name="P6"><text:span text:style-name="Default_20_Paragraph_20_Font"><text:span text:style-name="T2">1.4<text:tab/>Product Scope<text:tab/></text:span></text:span><text:a xlink:type="simple" xlink:href="#__RefHeading___Toc441230976" office:target-frame-name="_top" xlink:show="replace" text:style-name="Internet_20_link" text:visited-style-name="Visited_20_Internet_20_Link"><text:span text:style-name="Index_20_Link"><text:span text:style-name="T2">1</text:span></text:span></text:a></text:p>
          <text:p text:style-name="P6"><text:span text:style-name="Default_20_Paragraph_20_Font"><text:span text:style-name="T2">1.5<text:tab/>References<text:tab/></text:span></text:span><text:a xlink:type="simple" xlink:href="#__RefHeading___Toc441230977" office:target-frame-name="_top" xlink:show="replace" text:style-name="Internet_20_link" text:visited-style-name="Visited_20_Internet_20_Link"><text:span text:style-name="Index_20_Link"><text:span text:style-name="T2">1</text:span></text:span></text:a></text:p>
          <text:p text:style-name="P5">2.<text:tab/>Overall Description<text:tab/><text:a xlink:type="simple" xlink:href="#__RefHeading___Toc441230978" office:target-frame-name="_top" xlink:show="replace" text:style-name="Internet_20_link" text:visited-style-name="Visited_20_Internet_20_Link"><text:span text:style-name="Index_20_Link">2</text:span></text:a></text:p>
          <text:p text:style-name="P6"><text:span text:style-name="Default_20_Paragraph_20_Font"><text:span text:style-name="T2">2.1<text:tab/>Product Perspective<text:tab/></text:span></text:span><text:a xlink:type="simple" xlink:href="#__RefHeading___Toc441230979" office:target-frame-name="_top" xlink:show="replace" text:style-name="Internet_20_link" text:visited-style-name="Visited_20_Internet_20_Link"><text:span text:style-name="Index_20_Link"><text:span text:style-name="T2">2</text:span></text:span></text:a></text:p>
          <text:p text:style-name="P6"><text:span text:style-name="Default_20_Paragraph_20_Font"><text:span text:style-name="T2">2.2<text:tab/>Product Functions<text:tab/></text:span></text:span><text:a xlink:type="simple" xlink:href="#__RefHeading___Toc441230980" office:target-frame-name="_top" xlink:show="replace" text:style-name="Internet_20_link" text:visited-style-name="Visited_20_Internet_20_Link"><text:span text:style-name="Index_20_Link"><text:span text:style-name="T2">2</text:span></text:span></text:a></text:p>
          <text:p text:style-name="P6"><text:span text:style-name="Default_20_Paragraph_20_Font"><text:span text:style-name="T2">2.3<text:tab/>User Classes and Characteristics<text:tab/></text:span></text:span><text:a xlink:type="simple" xlink:href="#__RefHeading___Toc441230981" office:target-frame-name="_top" xlink:show="replace" text:style-name="Internet_20_link" text:visited-style-name="Visited_20_Internet_20_Link"><text:span text:style-name="Index_20_Link"><text:span text:style-name="T2">2</text:span></text:span></text:a></text:p>
          <text:p text:style-name="P6"><text:span text:style-name="Default_20_Paragraph_20_Font"><text:span text:style-name="T2">2.4<text:tab/>Operating Environment<text:tab/></text:span></text:span><text:a xlink:type="simple" xlink:href="#__RefHeading___Toc441230982" office:target-frame-name="_top" xlink:show="replace" text:style-name="Internet_20_link" text:visited-style-name="Visited_20_Internet_20_Link"><text:span text:style-name="Index_20_Link"><text:span text:style-name="T2">2</text:span></text:span></text:a></text:p>
          <text:p text:style-name="P6"><text:span text:style-name="Default_20_Paragraph_20_Font"><text:span text:style-name="T2">2.5<text:tab/>Design and Implementation Constraints<text:tab/></text:span></text:span><text:a xlink:type="simple" xlink:href="#__RefHeading___Toc441230983" office:target-frame-name="_top" xlink:show="replace" text:style-name="Internet_20_link" text:visited-style-name="Visited_20_Internet_20_Link"><text:span text:style-name="Index_20_Link"><text:span text:style-name="T2">2</text:span></text:span></text:a></text:p>
          <text:p text:style-name="P6"><text:span text:style-name="Default_20_Paragraph_20_Font"><text:span text:style-name="T2">2.6<text:tab/>User Documentation<text:tab/></text:span></text:span><text:a xlink:type="simple" xlink:href="#__RefHeading___Toc441230984" office:target-frame-name="_top" xlink:show="replace" text:style-name="Internet_20_link" text:visited-style-name="Visited_20_Internet_20_Link"><text:span text:style-name="Index_20_Link"><text:span text:style-name="T2">2</text:span></text:span></text:a></text:p>
          <text:p text:style-name="P5">3.<text:tab/>System Features<text:tab/><text:a xlink:type="simple" xlink:href="#__RefHeading___Toc441230991" office:target-frame-name="_top" xlink:show="replace" text:style-name="Internet_20_link" text:visited-style-name="Visited_20_Internet_20_Link"><text:span text:style-name="Index_20_Link">4</text:span></text:a></text:p>
          <text:p text:style-name="P5">4.<text:tab/>Non<text:span text:style-name="Default_20_Paragraph_20_Font"><text:span text:style-name="T1">-</text:span></text:span>Functional Requirements<text:tab/><text:a xlink:type="simple" xlink:href="#__RefHeading___Toc441230994" office:target-frame-name="_top" xlink:show="replace" text:style-name="Internet_20_link" text:visited-style-name="Visited_20_Internet_20_Link"><text:span text:style-name="Index_20_Link">4</text:span></text:a></text:p>
        </text:index-body>
      </text:table-of-content>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Name</text:p>
          </table:table-cell>
          <table:table-cell table:style-name="Table1.B1" office:value-type="string">
            <text:p text:style-name="P7">Date</text:p>
          </table:table-cell>
          <table:table-cell table:style-name="Table1.B1" office:value-type="string">
            <text:p text:style-name="P7">Reason For Changes</text:p>
          </table:table-cell>
          <table:table-cell table:style-name="Table1.D1" office:value-type="string">
            <text:p text:style-name="P7">Version</text:p>
          </table:table-cell>
        </table:table-row>
        <table:table-row>
          <table:table-cell table:style-name="Table1.A2" office:value-type="string">
            <text:p text:style-name="P8"/>
          </table:table-cell>
          <table:table-cell table:style-name="Table1.B2" office:value-type="string">
            <text:p text:style-name="P9"/>
          </table:table-cell>
          <table:table-cell table:style-name="Table1.B2" office:value-type="string">
            <text:p text:style-name="P9"/>
          </table:table-cell>
          <table:table-cell table:style-name="Table1.D2" office:value-type="string">
            <text:p text:style-name="P9"/>
          </table:table-cell>
        </table:table-row>
        <table:table-row>
          <table:table-cell table:style-name="Table1.A3" office:value-type="string">
            <text:p text:style-name="P9"/>
          </table:table-cell>
          <table:table-cell table:style-name="Table1.B3" office:value-type="string">
            <text:p text:style-name="P9"/>
          </table:table-cell>
          <table:table-cell table:style-name="Table1.B3" office:value-type="string">
            <text:p text:style-name="P9"/>
          </table:table-cell>
          <table:table-cell table:style-name="Table1.D3" office:value-type="string">
            <text:p text:style-name="P9"/>
          </table:table-cell>
        </table:table-row>
      </table:table>
      <text:p text:style-name="P10"/>
      <text:h text:style-name="P46" text:outline-level="9"><text:bookmark-start text:name="__RefHeading___Toc441230972"/>Introduction<text:bookmark-end text:name="__RefHeading___Toc441230972"/></text:h>
      <text:list xml:id="list3308905539" text:style-name="WW8Num2">
        <text:list-item>
          <text:list>
            <text:list-item>
              <text:p text:style-name="P44"><text:bookmark-start text:name="__RefHeading___Toc441230973"/>Purpose<text:bookmark-end text:name="__RefHeading___Toc441230973"/></text:p>
            </text:list-item>
          </text:list>
        </text:list-item>
      </text:list>
      <text:p text:style-name="P15">The purpose of this document is to present a detailed description of the Online <text:span text:style-name="T19">term-work submission and assessment labs</text:span> . It will explain the purpose and features of the system, the interfaces of the system, what the system will do, the constraints under which it must operate. This software requirements specification provides a complete description of all the function and specifications of system.</text:p>
      <text:list xml:id="list20846098720825" text:continue-numbering="true" text:style-name="WW8Num2">
        <text:list-item>
          <text:list>
            <text:list-item>
              <text:p text:style-name="P44"><text:bookmark-start text:name="__RefHeading___Toc441230974"/>Document Conventions<text:bookmark-end text:name="__RefHeading___Toc441230974"/></text:p>
            </text:list-item>
          </text:list>
        </text:list-item>
      </text:list>
      <text:p text:style-name="P15">All headings in this document are in bold. And the font used in this document is Times.</text:p>
      <text:list xml:id="list20845022986469" text:continue-numbering="true" text:style-name="WW8Num2">
        <text:list-item>
          <text:list>
            <text:list-item>
              <text:p text:style-name="P44"><text:bookmark-start text:name="__RefHeading___Toc441230975"/>Intended Audience and Reading Suggestions<text:bookmark-end text:name="__RefHeading___Toc441230975"/></text:p>
            </text:list-item>
          </text:list>
        </text:list-item>
      </text:list>
      <text:p text:style-name="P19">Administrators and Developers working on this system are both advised to read this Document.</text:p>
      <text:p text:style-name="P16"/>
      <text:list xml:id="list20845567910376" text:continue-numbering="true" text:style-name="WW8Num2">
        <text:list-item>
          <text:list>
            <text:list-item>
              <text:p text:style-name="P44"><text:bookmark-start text:name="__RefHeading___Toc441230976"/>Product Scope<text:bookmark-end text:name="__RefHeading___Toc441230976"/></text:p>
            </text:list-item>
          </text:list>
        </text:list-item>
      </text:list>
      <text:p text:style-name="P33"><text:tab/><text:tab/>Every student can access <text:span text:style-name="T19">system </text:span>any time anywhere using web browser or mobile application.</text:p>
      <text:list xml:id="list20844465003418" text:continue-numbering="true" text:style-name="WW8Num2">
        <text:list-item>
          <text:list>
            <text:list-item>
              <text:p text:style-name="P44"><text:bookmark-start text:name="__RefHeading___Toc441230977"/>References<text:bookmark-end text:name="__RefHeading___Toc441230977"/></text:p>
            </text:list-item>
          </text:list>
        </text:list-item>
      </text:list>
      <text:p text:style-name="P20">[1] <text:s/>IEEE Std 830-1998: IEEE Recommended Practice for Software Requirements</text:p>
      <text:p text:style-name="P20"><text:span text:style-name="Default_20_Paragraph_20_Font"><text:span text:style-name="T3"><text:s text:c="7"/></text:span></text:span>Specifications</text:p>
      <text:p text:style-name="Standard"><text:span text:style-name="Default_20_Paragraph_20_Font"><text:span text:style-name="T3"><text:s text:c="12"/></text:span></text:span>[2] (McGraw-Hill series in computer science) Roger S. Pressman-Software engineering_ a</text:p>
      <text:p text:style-name="P15"><text:span text:style-name="Default_20_Paragraph_20_Font"><text:span text:style-name="T3"><text:s text:c="8"/></text:span></text:span>practitioner's approach-McGraw Hill (2000)</text:p>
      <text:h text:style-name="Heading_20_9" text:outline-level="9"><text:bookmark-start text:name="__RefHeading___Toc441230978"/>Overall Description<text:bookmark-end text:name="__RefHeading___Toc441230978"/></text:h>
      <text:list xml:id="list20845666280057" text:continue-numbering="true" text:style-name="WW8Num2">
        <text:list-item>
          <text:list>
            <text:list-item>
              <text:p text:style-name="P44"><text:bookmark-start text:name="__RefHeading___Toc441230979"/>Product Perspective<text:bookmark-end text:name="__RefHeading___Toc441230979"/></text:p>
            </text:list-item>
          </text:list>
        </text:list-item>
      </text:list>
      <text:p text:style-name="P15">Using the great influence of the internet on human beings the product is prepared in course to learn the learning opportunities of the all student. This product will take a bridging role between student and faculty <text:s/>and make them bound on the online platform</text:p>
      <text:list xml:id="list20846276968552" text:continue-numbering="true" text:style-name="WW8Num2">
        <text:list-item>
          <text:list>
            <text:list-item>
              <text:p text:style-name="P44"><text:bookmark-start text:name="__RefHeading___Toc441230980"/>Product Functions<text:bookmark-end text:name="__RefHeading___Toc441230980"/></text:p>
            </text:list-item>
          </text:list>
        </text:list-item>
      </text:list>
      <text:list xml:id="list105672341" text:style-name="WW8Num15">
        <text:list-item>
          <text:p text:style-name="P36">System provides facility of submit assignment to all students</text:p>
        </text:list-item>
        <text:list-item>
          <text:p text:style-name="P34">System maintains student’<text:span text:style-name="T20">s</text:span> <text:s/><text:span text:style-name="T20">and faculty’s </text:span>profile</text:p>
        </text:list-item>
        <text:list-item>
          <text:p text:style-name="P34">System provides facility to <text:span text:style-name="T20">coding practice on IDE</text:span>.</text:p>
        </text:list-item>
        <text:list-item>
          <text:p text:style-name="P34">System provides facility of <text:span text:style-name="T20">check leaderboard and wrong testcases</text:span>.</text:p>
        </text:list-item>
        <text:list-item>
          <text:p text:style-name="P34">System provides <text:span text:style-name="T20">facility to conduct practical </text:span>.</text:p>
        </text:list-item>
        <text:list-item>
          <text:p text:style-name="P34"><text:soft-page-break/>System provide <text:span text:style-name="T20">facility to check assignments of all student</text:span></text:p>
        </text:list-item>
        <text:list-item>
          <text:p text:style-name="P35">System <text:span text:style-name="T20">provide facility to discussion with faculty or student</text:span></text:p>
          <text:p text:style-name="P36"><text:s/></text:p>
        </text:list-item>
      </text:list>
      <text:p text:style-name="P23"/>
      <text:p text:style-name="P24"><text:s text:c="2"/></text:p>
      <text:list xml:id="list154408275189092" text:style-name="WW8Num2">
        <text:list-item>
          <text:list>
            <text:list-item>
              <text:p text:style-name="P44"><text:bookmark-start text:name="__RefHeading___Toc441230981"/>User Classes and Characteristics<text:bookmark-end text:name="__RefHeading___Toc441230981"/></text:p>
            </text:list-item>
          </text:list>
        </text:list-item>
      </text:list>
      <text:p text:style-name="P15">Students: They can <text:span text:style-name="T21">request subjects and submit assignment</text:span></text:p>
      <text:p text:style-name="P15">Faculty: They <text:span text:style-name="T21">check submission of all student's</text:span></text:p>
      <text:list xml:id="list20844745822999" text:continue-numbering="true" text:style-name="WW8Num2">
        <text:list-item>
          <text:list>
            <text:list-item>
              <text:p text:style-name="P44"><text:bookmark-start text:name="__RefHeading___Toc441230982"/>Operating Environment<text:bookmark-end text:name="__RefHeading___Toc441230982"/></text:p>
            </text:list-item>
          </text:list>
        </text:list-item>
      </text:list>
      <text:p text:style-name="P15">Students can access the application via web browser.</text:p>
      <text:p text:style-name="P15"/>
      <text:list xml:id="list20845513428254" text:continue-numbering="true" text:style-name="WW8Num2">
        <text:list-item>
          <text:list>
            <text:list-item>
              <text:p text:style-name="P44"><text:bookmark-start text:name="__RefHeading___Toc441230983"/>Design and Implementation Constraints<text:bookmark-end text:name="__RefHeading___Toc441230983"/></text:p>
            </text:list-item>
          </text:list>
        </text:list-item>
      </text:list>
      <text:p text:style-name="P22"/>
      <text:p text:style-name="P15"/>
      <text:list xml:id="list20844719910814" text:continue-numbering="true" text:style-name="WW8Num2">
        <text:list-item>
          <text:list>
            <text:list-item>
              <text:p text:style-name="P44"><text:bookmark-start text:name="__RefHeading___Toc441230984"/>User Documentation<text:bookmark-end text:name="__RefHeading___Toc441230984"/></text:p>
            </text:list-item>
          </text:list>
        </text:list-item>
      </text:list>
      <text:p text:style-name="P22">A User manual is provided on our website.</text:p>
      <text:p text:style-name="P17"/>
      <text:h text:style-name="P43" text:outline-level="1"><text:bookmark-start text:name="__RefHeading___Toc441230991"/><text:span text:style-name="T18">3) <text:s/></text:span>functional Requirements<text:bookmark-end text:name="__RefHeading___Toc441230991"/></text:h>
      <text:p text:style-name="Standard"><text:span text:style-name="Default_20_Paragraph_20_Font"><text:span text:style-name="T7">3.1: The System shall allow student/</text:span></text:span><text:span text:style-name="Default_20_Paragraph_20_Font"><text:span text:style-name="T8">faculty</text:span></text:span><text:span text:style-name="Default_20_Paragraph_20_Font"><text:span text:style-name="T7"> to create/update profile</text:span></text:span>.</text:p>
      <text:p text:style-name="Standard"><text:span text:style-name="Default_20_Paragraph_20_Font"><text:span text:style-name="T3"><text:s text:c="7"/></text:span></text:span><text:tab/><text:tab/>Input: Student/<text:span text:style-name="T16">faculty</text:span> will fill up a form to register</text:p>
      <text:p text:style-name="Standard"><text:span text:style-name="Default_20_Paragraph_20_Font"><text:span text:style-name="T3"><text:s text:c="8"/></text:span></text:span><text:tab/><text:tab/>Output: Success or Failure message</text:p>
      <text:p text:style-name="P23"><text:span text:style-name="Default_20_Paragraph_20_Font"><text:span text:style-name="T3"><text:s text:c="10"/></text:span></text:span><text:span text:style-name="Default_20_Paragraph_20_Font"><text:span text:style-name="T5">User</text:span></text:span> is allowed by the system to register and become a registered <text:span text:style-name="T16">user</text:span>. On a successful login <text:span text:style-name="T16">user</text:span> will be redirected to homepage and on a failure error message will be displayed.</text:p>
      <text:p text:style-name="P15"/>
      <text:p text:style-name="Standard"><text:span text:style-name="Default_20_Paragraph_20_Font"><text:span text:style-name="T7">3.2: Student can request for a particular </text:span></text:span><text:span text:style-name="Default_20_Paragraph_20_Font"><text:span text:style-name="T8">subject</text:span></text:span><text:span text:style-name="Default_20_Paragraph_20_Font"><text:span text:style-name="T7"> to the faculty</text:span></text:span></text:p>
      <text:p text:style-name="P25"><text:span text:style-name="Default_20_Paragraph_20_Font"><text:span text:style-name="T3"><text:s text:c="3"/></text:span></text:span><text:tab/> <text:s text:c="5"/>Input: Students <text:span text:style-name="T16">can select subject </text:span></text:p>
      <text:p text:style-name="P25"><text:span text:style-name="Default_20_Paragraph_20_Font"><text:span text:style-name="T3"><text:s text:c="3"/></text:span></text:span><text:tab/> <text:s text:c="5"/>Output: <text:span text:style-name="T16">subject added or permission denied</text:span></text:p>
      <text:p text:style-name="P23"><text:span text:style-name="Default_20_Paragraph_20_Font"><text:span text:style-name="T3"><text:s text:c="5"/></text:span></text:span><text:tab/>The System will display all the <text:span text:style-name="T16">subject</text:span> . </text:p>
      <text:p text:style-name="P25"/>
      <text:p text:style-name="P11"><text:s/></text:p>
      <text:p text:style-name="P25"/>
      <text:p text:style-name="Standard"><text:span text:style-name="Default_20_Paragraph_20_Font"><text:span text:style-name="T7">3.3: Student should see all assignment of selected subjects weekwise.</text:span></text:span></text:p>
      <text:p text:style-name="Standard"><text:span text:style-name="Default_20_Paragraph_20_Font"><text:span text:style-name="T3"><text:s text:c="10"/></text:span></text:span><text:tab/><text:tab/> Input: Students can <text:span text:style-name="T16">select subject</text:span></text:p>
      <text:p text:style-name="Standard"><text:span text:style-name="Default_20_Paragraph_20_Font"><text:span text:style-name="T3"><text:s text:c="11"/></text:span></text:span><text:tab/><text:tab/>Output: <text:span text:style-name="T16">display all assignment</text:span></text:p>
      <text:p text:style-name="P25"><text:tab/><text:tab/><text:tab/></text:p>
      <text:p text:style-name="Standard"><text:span text:style-name="Default_20_Paragraph_20_Font"><text:span text:style-name="T7">3.4: Student can see leaderboard for enrolled subject</text:span></text:span></text:p>
      <text:p text:style-name="Standard"><text:span text:style-name="Default_20_Paragraph_20_Font"><text:span text:style-name="T3"><text:s/></text:span></text:span><text:tab/><text:tab/>Input: <text:s/><text:span text:style-name="T17">select subject</text:span></text:p>
      <text:p text:style-name="Standard"><text:tab/><text:tab/>Output: <text:span text:style-name="T17">display leaderboard</text:span></text:p>
      <text:p text:style-name="P27"><text:soft-page-break/></text:p>
      <text:p text:style-name="P27"/>
      <text:p text:style-name="Standard"><text:span text:style-name="Default_20_Paragraph_20_Font"><text:span text:style-name="T7">3.5: </text:span></text:span><text:span text:style-name="Default_20_Paragraph_20_Font"><text:span text:style-name="T9">S</text:span></text:span><text:span text:style-name="Default_20_Paragraph_20_Font"><text:span text:style-name="T7">tudent can see wrong testcase</text:span></text:span><text:span text:style-name="Default_20_Paragraph_20_Font"><text:span text:style-name="T9">s</text:span></text:span></text:p>
      <text:p text:style-name="Standard"><text:tab/><text:tab/>Input: <text:span text:style-name="T17">submit assignment</text:span></text:p>
      <text:p text:style-name="Standard"><text:tab/><text:tab/>Output: <text:span text:style-name="T17">show wrong test cases if output is not currect</text:span></text:p>
      <text:p text:style-name="Standard"/>
      <text:p text:style-name="Standard"><text:span text:style-name="Default_20_Paragraph_20_Font"><text:span text:style-name="T7">3.6: Student can practice on IDE with different problems</text:span></text:span></text:p>
      <text:p text:style-name="Standard"><text:tab/><text:tab/>Input: <text:span text:style-name="T17">open IDE</text:span></text:p>
      <text:p text:style-name="Standard"><text:tab/><text:tab/>Output: Display <text:span text:style-name="T17">output of code </text:span></text:p>
      <text:p text:style-name="Standard"/>
      <text:p text:style-name="Standard"><text:span text:style-name="Default_20_Paragraph_20_Font"><text:span text:style-name="T7">3.7: Faculty could add the student to the </text:span></text:span><text:span text:style-name="Default_20_Paragraph_20_Font"><text:span text:style-name="T9">subjects</text:span></text:span><text:span text:style-name="Default_20_Paragraph_20_Font"><text:span text:style-name="T7"> according to student request.</text:span></text:span></text:p>
      <text:p text:style-name="Standard"><text:tab/><text:tab/>Input: <text:span text:style-name="T17">accept or denied request</text:span> </text:p>
      <text:p text:style-name="Standard"><text:tab/><text:tab/>Output: <text:span text:style-name="T17">student is added if request is accept</text:span></text:p>
      <text:p text:style-name="Standard"/>
      <text:p text:style-name="Standard"><text:span text:style-name="Default_20_Paragraph_20_Font"><text:span text:style-name="T7">3.8: Faculty can see all student's submision yearwis</text:span></text:span><text:span text:style-name="Default_20_Paragraph_20_Font"><text:span text:style-name="T10">e</text:span></text:span></text:p>
      <text:p text:style-name="Standard"><text:tab/><text:tab/>Input: <text:span text:style-name="T17">select <text:s/>the year and subject </text:span><text:tab/></text:p>
      <text:p text:style-name="Standard"><text:tab/><text:tab/>Output: <text:span text:style-name="T17">display all student's submission</text:span></text:p>
      <text:p text:style-name="Standard"/>
      <text:p text:style-name="Standard"><text:s/><text:span text:style-name="Default_20_Paragraph_20_Font"><text:span text:style-name="T7">3.9: Faculty should be able to add/remove subject</text:span></text:span></text:p>
      <text:p text:style-name="P14"><text:span text:style-name="Default_20_Paragraph_20_Font"><text:span text:style-name="T7"><text:tab/><text:tab/>Input: </text:span></text:span><text:span text:style-name="Default_20_Paragraph_20_Font"><text:span text:style-name="T11">add or remove subjects</text:span></text:span><text:span text:style-name="Default_20_Paragraph_20_Font"><text:span text:style-name="T9"> </text:span></text:span><text:span text:style-name="Default_20_Paragraph_20_Font"><text:span text:style-name="T7"><text:tab/></text:span></text:span></text:p>
      <text:p text:style-name="P14"><text:tab/><text:tab/>Output: <text:span text:style-name="T17">display all remains subjects</text:span></text:p>
      <text:p text:style-name="P14"/>
      <text:p text:style-name="P14"/>
      <text:p text:style-name="P14"><text:s/><text:span text:style-name="Default_20_Paragraph_20_Font"><text:span text:style-name="T7">3.</text:span></text:span><text:span text:style-name="Default_20_Paragraph_20_Font"><text:span text:style-name="T11">10</text:span></text:span><text:span text:style-name="Default_20_Paragraph_20_Font"><text:span text:style-name="T7">: Faculty should be able to add/remove new lab/week</text:span></text:span></text:p>
      <text:p text:style-name="P14"><text:span text:style-name="Default_20_Paragraph_20_Font"><text:span text:style-name="T7"><text:tab/><text:tab/>Input: </text:span></text:span><text:span text:style-name="Default_20_Paragraph_20_Font"><text:span text:style-name="T11">add or remove labs</text:span></text:span><text:span text:style-name="Default_20_Paragraph_20_Font"><text:span text:style-name="T9"> </text:span></text:span><text:span text:style-name="Default_20_Paragraph_20_Font"><text:span text:style-name="T7"><text:tab/></text:span></text:span></text:p>
      <text:p text:style-name="P14"><text:tab/><text:tab/>Output: <text:span text:style-name="T17">display all labs of <text:s/>subjects</text:span></text:p>
      <text:p text:style-name="P14"><text:span text:style-name="Default_20_Paragraph_20_Font"><text:span text:style-name="T7"><text:s/></text:span></text:span></text:p>
      <text:p text:style-name="P30"><text:span text:style-name="Default_20_Paragraph_20_Font"><text:span text:style-name="T11">3.11: Faculty should be able to add/remove new assignment with inputfile,outputfile,solutionfile</text:span></text:span></text:p>
      <text:p text:style-name="P32"><text:span text:style-name="Default_20_Paragraph_20_Font"><text:span text:style-name="T11"><text:tab/><text:tab/>Input: upload input,output and soltion file</text:span></text:span></text:p>
      <text:p text:style-name="Standard"><text:tab/><text:tab/><text:span text:style-name="T19">Output: appropriate message display</text:span></text:p>
      <text:p text:style-name="Standard"/>
      <text:p text:style-name="P31"><text:span text:style-name="Default_20_Paragraph_20_Font"><text:span text:style-name="T7">3.12: Faculty should be able to conduct practical/viva for any subject</text:span></text:span></text:p>
      <text:p text:style-name="P14"><text:span text:style-name="Default_20_Paragraph_20_Font"><text:span text:style-name="T7"><text:tab/><text:tab/></text:span></text:span><text:span text:style-name="Default_20_Paragraph_20_Font"><text:span text:style-name="T11">Input: upload the questions and time duration</text:span></text:span></text:p>
      <text:p text:style-name="P14"><text:span text:style-name="Default_20_Paragraph_20_Font"><text:span text:style-name="T11"><text:tab/><text:tab/>Output: student can start practical within time duration</text:span></text:span></text:p>
      <text:h text:style-name="Heading_20_1" text:outline-level="1">4. <text:s/>Non-functional Requirements</text:h>
      <text:h text:style-name="Heading_20_1" text:outline-level="1"><text:span text:style-name="Default_20_Paragraph_20_Font"><text:span text:style-name="T3"><text:s/></text:span></text:span><text:span text:style-name="Default_20_Paragraph_20_Font"><text:span text:style-name="T12">Performance Requirements</text:span></text:span></text:h>
      <text:list xml:id="list4231348593" text:style-name="WW8Num3">
        <text:list-item>
          <text:p text:style-name="P50">Any page of the application should not take more than 6 seconds to load on a DSL broadband connection.</text:p>
        </text:list-item>
        <text:list-item>
          <text:p text:style-name="P50">The system may be throttled or slowed down on heavy loads to ensure service for everybody. By throttling is meant that certain functionality may be unavailable during heavy server load.</text:p>
        </text:list-item>
        <text:list-item>
          <text:p text:style-name="P50">The application should be able to support many concurrent users without any performance degradation and in future, installing additional hardware components.</text:p>
        </text:list-item>
      </text:list>
      <text:h text:style-name="Heading_20_3" text:outline-level="3">Reliability/Availability Requirements</text:h>
      <text:list xml:id="list20846047812874" text:continue-numbering="true" text:style-name="WW8Num3">
        <text:list-item>
          <text:p text:style-name="P50"><text:soft-page-break/>The system has to be online 24 hours a day, 7 days a week. There is no place for an extended downtime.</text:p>
        </text:list-item>
        <text:list-item>
          <text:p text:style-name="P50">The Mean Time Between Failure (if any) should not be less than 3 months.</text:p>
        </text:list-item>
        <text:list-item>
          <text:p text:style-name="P50">In case of a failure that leads to a system outrage the Mean Time to Repair should not be more than 2 hours.</text:p>
        </text:list-item>
      </text:list>
      <text:h text:style-name="Heading_20_3" text:outline-level="3">Security Requirements</text:h>
      <text:list xml:id="list20845723769576" text:continue-numbering="true" text:style-name="WW8Num3">
        <text:list-item>
          <text:p text:style-name="P50">There needs to be clearly defined roles of the users. These roles are 'customer’ and 'administrator'. Each person that goes to the system's website will be required to register if they want to do more than just read / browse site content.</text:p>
        </text:list-item>
        <text:list-item>
          <text:p text:style-name="P50">A secure server will be required to ensure confidentiality of customer’s credit card and other details</text:p>
        </text:list-item>
        <text:list-item>
          <text:p text:style-name="P50">Because of the different roles, passwords and user accounts must be implemented properly <text:s/></text:p>
        </text:list-item>
      </text:list>
      <text:p text:style-name="P29"><text:span text:style-name="Default_20_Paragraph_20_Font"><text:span text:style-name="T3"><text:s text:c="12"/></text:span></text:span>preventing from an illegal access.</text:p>
      <text:h text:style-name="Heading_20_3" text:outline-level="3"><text:span text:style-name="Default_20_Paragraph_20_Font"><text:span text:style-name="T3"><text:s/></text:span></text:span>Usability</text:h>
      <text:list xml:id="list2142265379" text:style-name="WW8Num5">
        <text:list-item>
          <text:p text:style-name="P45"><text:span text:style-name="Default_20_Paragraph_20_Font"><text:span text:style-name="T13">The user interface of the system should be very user friendly</text:span></text:span><text:span text:style-name="Default_20_Paragraph_20_Font"><text:span text:style-name="T14">.</text:span></text:span></text:p>
        </text:list-item>
        <text:list-item>
          <text:p text:style-name="P37">It should not take more than 120 seconds for a new user to register for an account and 90 seconds for a registered user to place an order.</text:p>
        </text:list-item>
      </text:list>
      <text:h text:style-name="Heading_20_3" text:outline-level="3"><text:span text:style-name="Default_20_Paragraph_20_Font"><text:span text:style-name="T3"><text:s/></text:span></text:span>Design Constraints</text:h>
      <text:list xml:id="list2006303339" text:style-name="WW8Num6">
        <text:list-item>
          <text:p text:style-name="P38">Java and preferable web technologies should be used for development of the website.</text:p>
        </text:list-item>
        <text:list-item>
          <text:p text:style-name="P38">Apache’s Tomcat Web-Server should be used to deploy the application.</text:p>
        </text:list-item>
        <text:list-item>
          <text:p text:style-name="P38">MySQL should be used as the database.</text:p>
        </text:list-item>
      </text:list>
      <text:p text:style-name="P18"/>
      <text:h text:style-name="Heading_20_3" text:outline-level="3"><text:span text:style-name="Default_20_Paragraph_20_Font"><text:span text:style-name="T3"><text:s/></text:span></text:span>Schedule Constraints</text:h>
      <text:list xml:id="list1046628089" text:style-name="WW8Num7">
        <text:list-item>
          <text:p text:style-name="P39">The entire system should be up and running in the user’s production environment by 15 August 2018.</text:p>
        </text:list-item>
      </text:list>
      <text:p text:style-name="P26"/>
      <text:p text:style-name="P26"/>
      <text:h text:style-name="Heading_20_3" text:outline-level="3"><text:span text:style-name="Default_20_Paragraph_20_Font"><text:span text:style-name="T3"><text:s/></text:span></text:span>Standards Constraint</text:h>
      <text:list xml:id="list1357963136" text:style-name="WW8Num8">
        <text:list-item>
          <text:p text:style-name="P40">All the documents delivered should adhere to the IEEE standards for software engineering.</text:p>
        </text:list-item>
      </text:list>
      <text:p text:style-name="P12"/>
      <text:h text:style-name="Heading_20_3" text:outline-level="3"><text:span text:style-name="Default_20_Paragraph_20_Font"><text:span text:style-name="T3"><text:s/></text:span></text:span>Legal Constraints</text:h>
      <text:list xml:id="list949215166" text:style-name="WW8Num9">
        <text:list-item>
          <text:p text:style-name="P41">All the images used on the site must be procured through legal channels and there should be no copyright violations.</text:p>
        </text:list-item>
      </text:list>
      <text:h text:style-name="Heading_20_3" text:outline-level="3"><text:span text:style-name="Default_20_Paragraph_20_Font"><text:span text:style-name="T3"><text:s/></text:span></text:span>Budget Constraints</text:h>
      <text:list xml:id="list3397926801" text:style-name="WW8Num14">
        <text:list-item>
          <text:p text:style-name="P42">The application should be developed and deployed within the allotted budget of 5 Million dollars.</text:p>
        </text:list-item>
      </text:list>
      <text:p text:style-name="P13"/>
      <text:h text:style-name="Heading_20_3" text:outline-level="3"><text:soft-page-break/><text:span text:style-name="Default_20_Paragraph_20_Font"><text:span text:style-name="T4"><text:s/></text:span></text:span><text:span text:style-name="Default_20_Paragraph_20_Font"><text:span text:style-name="T15">Maintainability</text:span></text:span></text:h>
      <text:list xml:id="list2630937979" text:style-name="WW8Num17">
        <text:list-item>
          <text:p text:style-name="P54">The system should be developed in such a way that changes can be made easily, whether for bug fixes or to add new functionality.</text:p>
        </text:list-item>
        <text:list-item>
          <text:p text:style-name="P51">The system should be easy enough to maintain that someone else could do it with a manual and a few hours training.</text:p>
        </text:list-item>
      </text:list>
      <text:h text:style-name="Heading_20_3" text:outline-level="3">Portability</text:h>
      <text:list xml:id="list2943876947" text:style-name="WW8Num16">
        <text:list-item>
          <text:p text:style-name="P52">The system should be portable to various operating environments.</text:p>
        </text:list-item>
        <text:list-item>
          <text:p text:style-name="P52">Should the current hosting become too restricting for the system, the system must be portable enough to be moved over to a new server with minimal downtime.</text:p>
        </text:list-item>
      </text:list>
      <text:h text:style-name="Heading_20_3" text:outline-level="3">Integrity</text:h>
      <text:list xml:id="list1337724837" text:style-name="WW8Num19">
        <text:list-item>
          <text:p text:style-name="P53">The system should be able to protect and preserve transactions.</text:p>
        </text:list-item>
      </text:list>
      <text:h text:style-name="Heading_20_3" text:outline-level="3">Manageability</text:h>
      <text:list xml:id="list20845969583778" text:continue-numbering="true" text:style-name="WW8Num19">
        <text:list-item>
          <text:p text:style-name="P53">The system should be developed in such a way that it can be easily reused, deployed and tested.</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egoe UI 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UMing H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UMing H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text-properties style:font-name="Times" fo:font-family="Times" style:font-family-generic="roman" style:font-pitch="variable" style:font-name-asian="Times New Roman" style:font-family-asian="'Times New Roman'" style:font-family-generic-asian="roman" style:font-pitch-asian="variable" style:font-name-complex="Times" style:font-family-complex="Times"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fo:hyphenation-ladder-count="no-limit"/>
      <style:text-properties style:font-name="Arial" fo:font-family="Arial" style:font-family-generic="swiss" style:font-pitch="variable" fo:font-size="32pt" fo:font-weight="bold" style:font-name-asian="Arial" style:font-family-asian="Arial" style:font-family-generic-asian="swiss" style:font-pitch-asian="variable" style:font-size-asian="32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hyphenation-ladder-count="no-limit"/>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Foot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heading1" style:family="paragraph" style:parent-style-name="Standard">
      <style:paragraph-properties fo:hyphenation-ladder-count="no-limit">
        <style:tab-stops>
          <style:tab-stop style:position="0.794cm"/>
          <style:tab-stop style:position="1.905cm"/>
          <style:tab-stop style:position="3.175cm"/>
          <style:tab-stop style:position="4.604cm"/>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hyphenation-ladder-count="no-limit"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hyphenation-ladder-count="no-limit" fo:text-indent="0cm" style:auto-text-indent="false">
        <style:tab-stops>
          <style:tab-stop style:position="16.51cm" style:type="right" style:leader-style="dotted" style:leader-text="."/>
        </style:tab-stops>
      </style:paragraph-properties>
      <style:text-properties fo:font-size="11pt" style:font-size-asian="11pt" fo:hyphenate="false"/>
    </style:style>
    <style:style style:name="level_20_4" style:display-name="level 4" style:family="paragraph" style:parent-style-name="Standard">
      <style:paragraph-properties fo:margin-left="1.118cm" fo:margin-right="0cm" fo:margin-top="0.212cm" fo:margin-bottom="0.212cm" loext:contextual-spacing="false" fo:hyphenation-ladder-count="no-limit" fo:text-indent="0cm" style:auto-text-indent="false">
        <style:tab-stops/>
      </style:paragraph-properties>
      <style:text-properties fo:hyphenate="false"/>
    </style:style>
    <style:style style:name="level_20_5" style:display-name="level 5" style:family="paragraph" style:parent-style-name="Standard">
      <style:paragraph-properties fo:margin-left="2.54cm" fo:margin-right="0cm" fo:hyphenation-ladder-count="no-limit" fo:text-indent="0cm" style:auto-text-indent="false">
        <style:tab-stops>
          <style:tab-stop style:position="4.445cm"/>
        </style:tab-stops>
      </style:paragraph-properties>
      <style:text-properties fo:hyphenate="false"/>
    </style:style>
    <style:style style:name="TOCEntry" style:family="paragraph" style:parent-style-name="Standard">
      <style:paragraph-properties fo:margin-top="0.212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Contents_20_3" style:display-name="Contents 3" style:family="paragraph" style:parent-style-name="Standard" style:next-style-name="Standard" style:class="index">
      <style:paragraph-properties fo:margin-left="0.847cm" fo:margin-right="0cm" fo:hyphenation-ladder-count="no-limit" fo:text-indent="0cm" style:auto-text-indent="false">
        <style:tab-stops>
          <style:tab-stop style:position="2.117cm"/>
          <style:tab-stop style:position="16.51cm" style:type="right" style:leader-style="dotted" style:leader-text="."/>
        </style:tab-stops>
      </style:paragraph-properties>
      <style:text-properties fo:font-size="11pt" style:font-size-asian="11pt" fo:hyphenate="false"/>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level_20_3_20_text" style:display-name="level 3 text" style:family="paragraph" style:parent-style-name="Standard">
      <style:paragraph-properties fo:margin-left="2.381cm" fo:margin-right="0cm" fo:line-height="0.388cm" fo:hyphenation-ladder-count="no-limit" fo:text-indent="-1.263cm" style:auto-text-indent="false">
        <style:tab-stops/>
      </style:paragraph-properties>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requirement" style:family="paragraph" style:parent-style-name="level_20_4">
      <style:paragraph-properties fo:margin-left="4.142cm" fo:margin-right="0cm" fo:margin-top="0cm" fo:margin-bottom="0cm" loext:contextual-spacing="false" fo:hyphenation-ladder-count="no-limit" fo:text-indent="-1.753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yLine" style:family="paragraph" style:parent-style-name="Heading">
      <style:paragraph-properties fo:hyphenation-ladder-count="no-limit"/>
      <style:text-properties fo:font-size="14pt" style:font-size-asian="14pt" fo:hyphenate="false"/>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style:style>
    <style:style style:name="SuperTitle" style:family="paragraph" style:parent-style-name="Heading" style:next-style-name="Standard">
      <style:paragraph-properties fo:margin-top="1.693cm" fo:margin-bottom="0cm" loext:contextual-spacing="false" fo:hyphenation-ladder-count="no-limit" fo:padding-left="0cm" fo:padding-right="0cm" fo:padding-top="0.035cm" fo:padding-bottom="0cm" fo:border-left="none" fo:border-right="none" fo:border-top="6.01pt solid #000000" fo:border-bottom="none" style:shadow="none"/>
      <style:text-properties fo:font-size="14pt" style:font-size-asian="14pt" fo:hyphenate="false"/>
    </style:style>
    <style:style style:name="line" style:family="paragraph" style:parent-style-name="Heading">
      <style:paragraph-properties fo:margin-top="0cm" fo:margin-bottom="0cm" loext:contextual-spacing="false" fo:hyphenation-ladder-count="no-limit" fo:padding-left="0cm" fo:padding-right="0cm" fo:padding-top="0.035cm" fo:padding-bottom="0cm" fo:border-left="none" fo:border-right="none" fo:border-top="4.51pt solid #000000" fo:border-bottom="none" style:shadow="none"/>
      <style:text-properties fo:font-size="20pt" style:font-size-asian="2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itle" style:family="paragraph" style:parent-style-name="Standard" style:next-style-name="Standard" style:class="chapter">
      <style:paragraph-properties fo:margin-top="0.423cm" fo:margin-bottom="0.106cm" loext:contextual-spacing="false" fo:text-align="center" style:justify-single-word="false" fo:hyphenation-ladder-count="no-limit"/>
      <style:text-properties style:font-name="Calibri Light" fo:font-family="'Calibri Light'" style:font-family-generic="swiss" style:font-pitch="variable" fo:font-size="16pt" fo:font-weight="bold" style:font-size-asian="16pt" style:font-weight-asian="bold" style:font-name-complex="Mangal" style:font-family-complex="Mangal" style:font-family-generic-complex="roman" style:font-pitch-complex="variable" style:font-size-complex="14.5pt" style:font-weight-complex="bold"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5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6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7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8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9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10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11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12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13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4z0" style:family="text">
      <style:text-properties style:font-name="Symbol" fo:font-family="Symbol" style:font-family-generic="roman" style:font-pitch="variable" style:font-charset="x-symbol" fo:font-size="13pt" style:font-name-asian="Symbol" style:font-family-asian="Symbol" style:font-family-generic-asian="roman" style:font-pitch-asian="variable" style:font-charset-asian="x-symbol" style:font-size-asian="13pt" style:font-name-complex="OpenSymbol" style:font-family-complex="OpenSymbol, 'Segoe UI Symbol'" style:font-family-generic-complex="system" style:font-charset-complex="x-symbol" style:font-size-complex="13pt"/>
    </style:style>
    <style:style style:name="WW8Num14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style style:name="WW8Num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Symbol" fo:font-family="Symbol" style:font-family-generic="roman" style:font-pitch="variable"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Title_20_Char" style:display-name="Title Char" style:family="text">
      <style:text-properties style:font-name="Calibri Light" fo:font-family="'Calibri Light'" style:font-family-generic="swiss" style:font-pitch="variable" fo:font-size="16pt" fo:language="en" fo:country="US"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Mangal" style:font-family-complex="Mangal" style:font-family-generic-complex="roman" style:font-pitch-complex="variable" style:font-size-complex="14.5pt" style:language-complex="hi" style:country-complex="IN" style:font-weight-complex="bold"/>
    </style:style>
    <style:style style:name="Strong_20_Emphasis" style:display-name="Strong Emphasis" style:family="text">
      <style:text-properties fo:font-weight="bold" style:font-weight-asian="bold" style:font-weight-complex="bold"/>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6LVL2" style:display-name="WW_CharLFO6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6LVL3" style:display-name="WW_CharLFO6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6LVL5" style:display-name="WW_CharLFO6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6LVL6" style:display-name="WW_CharLFO6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6LVL8" style:display-name="WW_CharLFO6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6LVL9" style:display-name="WW_CharLFO6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7LVL2" style:display-name="WW_CharLFO7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3" style:display-name="WW_CharLFO7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7LVL5" style:display-name="WW_CharLFO7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6" style:display-name="WW_CharLFO7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7LVL8" style:display-name="WW_CharLFO7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9" style:display-name="WW_CharLFO7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8LVL2" style:display-name="WW_CharLFO8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3" style:display-name="WW_CharLFO8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8LVL5" style:display-name="WW_CharLFO8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6" style:display-name="WW_CharLFO8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8LVL8" style:display-name="WW_CharLFO8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9" style:display-name="WW_CharLFO8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9LVL2" style:display-name="WW_CharLFO9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3" style:display-name="WW_CharLFO9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9LVL5" style:display-name="WW_CharLFO9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6" style:display-name="WW_CharLFO9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9LVL8" style:display-name="WW_CharLFO9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9" style:display-name="WW_CharLFO9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0LVL2" style:display-name="WW_CharLFO10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3" style:display-name="WW_CharLFO10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0LVL5" style:display-name="WW_CharLFO10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6" style:display-name="WW_CharLFO10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0LVL8" style:display-name="WW_CharLFO10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9" style:display-name="WW_CharLFO10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1LVL2" style:display-name="WW_CharLFO11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3" style:display-name="WW_CharLFO11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1LVL5" style:display-name="WW_CharLFO11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6" style:display-name="WW_CharLFO11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1LVL8" style:display-name="WW_CharLFO11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9" style:display-name="WW_CharLFO11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2LVL2" style:display-name="WW_CharLFO12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3" style:display-name="WW_CharLFO12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2LVL5" style:display-name="WW_CharLFO12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6" style:display-name="WW_CharLFO12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2LVL8" style:display-name="WW_CharLFO12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9" style:display-name="WW_CharLFO12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3LVL2" style:display-name="WW_CharLFO13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3" style:display-name="WW_CharLFO13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3LVL5" style:display-name="WW_CharLFO13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6" style:display-name="WW_CharLFO13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3LVL8" style:display-name="WW_CharLFO13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9" style:display-name="WW_CharLFO13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4LVL2" style:display-name="WW_CharLFO14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3" style:display-name="WW_CharLFO14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4" style:display-name="WW_CharLFO14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4LVL5" style:display-name="WW_CharLFO14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6" style:display-name="WW_CharLFO14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7" style:display-name="WW_CharLFO14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4LVL8" style:display-name="WW_CharLFO14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9" style:display-name="WW_CharLFO14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fo:font-size="13pt" style:font-size-asian="13pt" style:font-name-complex="OpenSymbol" style:font-family-complex="OpenSymbol, 'Segoe UI Symbol'" style:font-family-generic-complex="system" style:font-charset-complex="x-symbol" style:font-size-complex="13pt"/>
    </style:style>
    <style:style style:name="WW_5f_CharLFO15LVL2" style:display-name="WW_CharLFO15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3" style:display-name="WW_CharLFO15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4" style:display-name="WW_CharLFO15LVL4" style:family="text">
      <style:text-properties style:font-name="Symbol" fo:font-family="Symbol" style:font-family-generic="roman" style:font-pitch="variable" style:font-charset="x-symbol" fo:font-size="13pt" style:font-size-asian="13pt" style:font-name-complex="OpenSymbol" style:font-family-complex="OpenSymbol, 'Segoe UI Symbol'" style:font-family-generic-complex="system" style:font-charset-complex="x-symbol" style:font-size-complex="13pt"/>
    </style:style>
    <style:style style:name="WW_5f_CharLFO15LVL5" style:display-name="WW_CharLFO15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6" style:display-name="WW_CharLFO15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7" style:display-name="WW_CharLFO15LVL7" style:family="text">
      <style:text-properties style:font-name="Symbol" fo:font-family="Symbol" style:font-family-generic="roman" style:font-pitch="variable" style:font-charset="x-symbol" fo:font-size="13pt" style:font-size-asian="13pt" style:font-name-complex="OpenSymbol" style:font-family-complex="OpenSymbol, 'Segoe UI Symbol'" style:font-family-generic-complex="system" style:font-charset-complex="x-symbol" style:font-size-complex="13pt"/>
    </style:style>
    <style:style style:name="WW_5f_CharLFO15LVL8" style:display-name="WW_CharLFO15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9" style:display-name="WW_CharLFO15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suffix="." style:num-format="1">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3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8" text:style-name="WW_5f_CharLFO13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4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4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8" text:style-name="WW_5f_CharLFO14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59cm" fo:page-height="27.94cm" style:num-format="1" style:print-orientation="portrait" fo:margin-top="1.27cm" fo:margin-bottom="1.27cm" fo:margin-left="2.286cm" fo:margin-right="2.28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Copyright © 1999 by Karl E. Wiegers. Permission is granted to use, modify, and distribute this document.</text:p>
      </style:footer>
    </style:master-page>
    <style:master-page style:name="MP1" style:page-layout-name="Mpm3">
      <style:header>
        <text:p text:style-name="Header"><text:tab/><text:tab/>Page <text:page-number text:select-page="current">ii</text:page-number></text:p>
      </style:header>
      <style:footer>
        <text:p text:style-name="Footer"/>
      </style:footer>
    </style:master-page>
    <style:master-page style:name="MP2" style:page-layout-name="Mpm4">
      <style:header>
        <text:p text:style-name="MP2"><text:tab/><text:tab/>Page <text:page-number text:select-page="current">5</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dc:title>IEEE Software Requirements Specification Template</dc:title>
    <meta:initial-creator>Doris Sturzenberger</meta:initial-creator>
    <meta:creation-date>1998-03-30T17:59:00Z</meta:creation-date>
    <dc:date>2019-02-06T02:08:43.796915617</dc:date>
    <meta:editing-cycles>45</meta:editing-cycles>
    <meta:editing-duration>PT6H41M29S</meta:editing-duration>
    <meta:document-statistic meta:table-count="1" meta:image-count="0" meta:object-count="0" meta:page-count="7" meta:paragraph-count="151" meta:word-count="1228" meta:character-count="7772" meta:non-whitespace-character-count="6532"/>
    <meta:template xlink:type="simple" xlink:actuate="onRequest" xlink:title="" xlink:href="Normal"/>
  </office:meta>
</office:document-meta>
</file>